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 Extra Bold" fo:font-size="20pt" style:text-underline-style="solid" style:text-underline-width="auto" style:text-underline-color="font-color" fo:font-weight="bold" officeooo:rsid="001448c5" officeooo:paragraph-rsid="001448c5" style:font-size-asian="17.5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iefing resumen de la práctica</text:p>
      <text:p text:style-name="Standard"><text:bookmark text:name="docs-internal-guid-b74d29ee-7fff-6574-e788-86b31757c8bb"/>A lo largo de esta práctica, hemos estado estudiando, dentro del ámbito del ocio de degustación, a la empresa “La taberna de Kafka”. Para ello, lo hemos comparado con varios de sus competidores, hemos creado personas y simulado posibles experiencias de usuario, y también hemos valorado la usabilidad de la plataforma web usada por el establecimiento.</text:p>
      <text:p text:style-name="Standard"/>
      <text:p text:style-name="Standard">Tras comparar la taberna con algunos de sus competidores, hemos visto que, aunque ofrece servicios de calidad y muestra cercanía con sus clientes, no se compara con ellos en materia de web. Granada Gourmet y Bodegas Calvente fueron los competidores que elegimos para la comparación, ambos ofreciendo (de la misma forma que la taberna) catas de vino.</text:p>
      <text:p text:style-name="Standard"/>
      <text:p text:style-name="Standard">En la parte de Personas y User Journey Maps, creamos a Mark Powells y Patricia Murcia, dos personas completamente diferentes que nos han ofrecido, en sus Journey Maps, puntos de vista distintos sobre las carencias y puntos fuertes que tiene La taberna de Kafka.</text:p>
      <text:p text:style-name="Standard"/>
      <text:p text:style-name="Standard">Por último, comentamos la puntuación obtenida por La taberna de Kafka en la Revisión de Usabilidad. A pesar de no disponer de una página web, ha obtenido una puntuación de 55 (Moderate), siendo muy mejorabl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1:55:10.217775759</meta:creation-date>
    <dc:date>2025-03-21T21:56:13.920634327</dc:date>
    <meta:editing-duration>PT1M4S</meta:editing-duration>
    <meta:editing-cycles>1</meta:editing-cycles>
    <meta:document-statistic meta:table-count="0" meta:image-count="0" meta:object-count="0" meta:page-count="1" meta:paragraph-count="5" meta:word-count="197" meta:character-count="1200" meta:non-whitespace-character-count="1008"/>
    <meta:generator>LibreOffice/24.2.7.2$Linux_X86_64 LibreOffice_project/420$Build-2</meta:generator>
  </office:meta>
</office:document-meta>
</file>